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2D000000500BF62D25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8cm" svg:height="27.699cm" svg:x="2.683cm" svg:y="1.143cm">
          <draw:image xlink:href="Pictures/10000000000002D000000500BF62D25C.png" xlink:type="simple" xlink:show="embed" xlink:actuate="onLoad">
            <text:p/>
          </draw:image>
        </draw:frame>
        <draw:custom-shape draw:style-name="gr2" draw:text-style-name="P1" draw:layer="layout" svg:width="0.698cm" svg:height="0.698cm" svg:x="11.283cm" svg:y="15.361cm">
          <text:p text:style-name="P1">1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698cm" svg:height="0.698cm" svg:x="8.438cm" svg:y="11.966cm">
          <text:p text:style-name="P1">2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698cm" svg:height="0.698cm" svg:x="8.55cm" svg:y="22.109cm">
          <text:p text:style-name="P1">3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698cm" svg:height="0.698cm" svg:x="5.389cm" svg:y="17.956cm">
          <text:p text:style-name="P1">6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698cm" svg:height="0.698cm" svg:x="9.577cm" svg:y="18.47cm">
          <text:p text:style-name="P1">5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5.255cm" svg:y1="18.227cm" svg:x2="4.263cm" svg:y2="18.08cm">
          <text:p/>
        </draw:line>
        <draw:custom-shape draw:style-name="gr2" draw:text-style-name="P1" draw:layer="layout" svg:width="0.698cm" svg:height="0.698cm" svg:x="5.396cm" svg:y="16.545cm">
          <text:p text:style-name="P1">7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5.262cm" svg:y1="16.816cm" svg:x2="4.27cm" svg:y2="16.669cm">
          <text:p/>
        </draw:line>
        <draw:custom-shape draw:style-name="gr2" draw:text-style-name="P1" draw:layer="layout" svg:width="0.698cm" svg:height="0.698cm" svg:x="6.382cm" svg:y="6.807cm">
          <text:p text:style-name="P1">9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6.689cm" svg:y1="6.688cm" svg:x2="6.615cm" svg:y2="5.512cm">
          <text:p/>
        </draw:line>
        <draw:custom-shape draw:style-name="gr2" draw:text-style-name="P1" draw:layer="layout" svg:width="0.698cm" svg:height="0.698cm" svg:x="15.025cm" svg:y="21.675cm">
          <text:p text:style-name="P1">4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5.876cm" svg:y1="21.938cm" svg:x2="17.015cm" svg:y2="21.791cm">
          <text:p/>
        </draw:line>
        <draw:line draw:style-name="gr3" draw:text-style-name="P1" draw:layer="layout" svg:x1="8.239cm" svg:y1="12.361cm" svg:x2="7.166cm" svg:y2="12.935cm">
          <text:p/>
        </draw:line>
        <draw:line draw:style-name="gr3" draw:text-style-name="P1" draw:layer="layout" svg:x1="8.635cm" svg:y1="12.751cm" svg:x2="8.231cm" svg:y2="14.185cm">
          <text:p/>
        </draw:line>
        <draw:line draw:style-name="gr3" draw:text-style-name="P1" draw:layer="layout" svg:x1="11.87cm" svg:y1="16.205cm" svg:x2="12.2cm" svg:y2="17.307cm">
          <text:p/>
        </draw:line>
        <draw:line draw:style-name="gr3" draw:text-style-name="P1" draw:layer="layout" svg:x1="11.796cm" svg:y1="15.14cm" svg:x2="12.714cm" svg:y2="13.707cm">
          <text:p/>
        </draw:line>
        <draw:custom-shape draw:style-name="gr2" draw:text-style-name="P1" draw:layer="layout" svg:width="0.698cm" svg:height="0.698cm" svg:x="12.769cm" svg:y="18.207cm">
          <text:p text:style-name="P1">8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3.633cm" svg:y1="18.337cm" svg:x2="14.575cm" svg:y2="17.992cm">
          <text:p/>
        </draw:line>
        <draw:line draw:style-name="gr3" draw:text-style-name="P1" draw:layer="layout" svg:x1="10.458cm" svg:y1="19.036cm" svg:x2="11.501cm" svg:y2="19.623cm">
          <text:p/>
        </draw:line>
        <draw:line draw:style-name="gr3" draw:text-style-name="P1" draw:layer="layout" svg:x1="8.917cm" svg:y1="22.987cm" svg:x2="9.223cm" svg:y2="24.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ffffff" draw:marker-start-width="0.356cm" draw:marker-start-center="false" draw:marker-end-width="0.356cm" draw:marker-end-center="false" draw:fill="solid" draw:fill-color="#ff3333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800080"/>
      <style:text-properties style:font-relief="embosse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Engler</meta:initial-creator>
    <meta:creation-date>2012-11-25T11:51:59</meta:creation-date>
    <dc:date>2012-11-30T12:09:11</dc:date>
    <dc:creator>Tim Engler</dc:creator>
    <meta:editing-duration>P5DT17M12S</meta:editing-duration>
    <meta:editing-cycles>5</meta:editing-cycles>
    <meta:generator>OpenOffice.org/3.4.1$Unix OpenOffice.org_project/341m1$Build-9593</meta:generator>
    <meta:document-statistic meta:object-count="21"/>
  </office:meta>
</office:document-meta>
</file>